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686" officeooo:paragraph-rsid="0017f686"/>
    </style:style>
    <style:style style:name="P2" style:family="paragraph" style:parent-style-name="Standard">
      <style:text-properties fo:font-weight="bold" officeooo:rsid="0017f686" officeooo:paragraph-rsid="0017f686"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99f60" officeooo:paragraph-rsid="00199f60" style:font-weight-asian="bold" style:font-weight-complex="bold"/>
    </style:style>
    <style:style style:name="P5" style:family="paragraph" style:parent-style-name="Standard">
      <style:text-properties fo:font-style="italic" fo:font-weight="bold" officeooo:rsid="0017f686" officeooo:paragraph-rsid="0017f686" style:font-style-asian="italic" style:font-weight-asian="bold" style:font-style-complex="italic" style:font-weight-complex="bold"/>
    </style:style>
    <style:style style:name="P6" style:family="paragraph" style:parent-style-name="Standard">
      <style:text-properties fo:font-style="italic" fo:font-weight="bold" officeooo:rsid="00199f60" officeooo:paragraph-rsid="00199f60" style:font-style-asian="italic" style:font-weight-asian="bold" style:font-style-complex="italic" style:font-weight-complex="bold"/>
    </style:style>
    <style:style style:name="P7" style:family="paragraph" style:parent-style-name="Standard">
      <style:text-properties fo:font-style="normal" fo:font-weight="normal" officeooo:rsid="00199f60" officeooo:paragraph-rsid="00199f60" style:font-style-asian="normal" style:font-weight-asian="normal" style:font-style-complex="normal" style:font-weight-complex="normal"/>
    </style:style>
    <style:style style:name="T1" style:family="text">
      <style:text-properties officeooo:rsid="00199f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urghExpress</text:p>
      <text:p text:style-name="Standard"/>
      <text:p text:style-name="Standard"/>
      <text:p text:style-name="Standard">Stories</text:p>
      <text:p text:style-name="Standard"/>
      <text:p text:style-name="Standard">The end user creates an account and logs in. They scroll through the menu which is made up of patner resturant's menus. They select a box of pizza and order the box. We show them the status as order placed. We then place the order to the resturant on behalf of the user. We pick the closest resturant to the user. Once the resturant confirms the order, we give the user an estimate and then assign the order to a rider, depending on the most optimal condition. The rider accepts the order and goes to the pickup location (The resturant / store). When the order is ready, the resturant confirms that the rider has picked up the box of pizza and the rider confirms too before leaving the store. They then follow the map to the dropoff location and call or find the customer on the other end. The customer confirms the delivery and later reviews to end the cycle.</text:p>
      <text:p text:style-name="Standard"/>
      <text:p text:style-name="Standard">A user places an order and later realizes they no longer want the order. They can cancel and the order is dropped off. If the order is already confirmed by a resturant, we cancel the order if the patner allows. If they don't allow or the order is in transit, it is taken to burghExpress stores. If the store allows a swap, we swap it with another order that comes along. <text:s/></text:p>
      <text:p text:style-name="Standard"/>
      <text:p text:style-name="Standard">The rider finds a harsh weather condition and spills all the java coffee. They report the incident followed by supporting evidence, eg pictures. The orrder is canceled and another order placed for the customer.</text:p>
      <text:p text:style-name="Standard"/>
      <text:p text:style-name="Standard">Will keep adding more.</text:p>
      <text:p text:style-name="Standard"/>
      <text:p text:style-name="Standard"/>
      <text:p text:style-name="Standard">APPS</text:p>
      <text:p text:style-name="Standard"/>
      <text:p text:style-name="Standard">1) Mobile Applications</text:p>
      <text:p text:style-name="Standard"/>
      <text:p text:style-name="Standard">The android and iOS applications are meant for clients, riders and even staff. We might end up with multiple applications; for consumers to place orders, check stats etc, for resturants to connect with riders, get notified on orders etc (Works hand in hand with the admin console), for riders to get notified on pickups, dropoffs, stats, payments etc, and maybe latter we might also need distributions of this app for other staff or just the web console.</text:p>
      <text:p text:style-name="Standard"/>
      <text:p text:style-name="Standard"><text:tab/>- Consumer / End user App</text:p>
      <text:p text:style-name="Standard"><text:tab/>This is meant for end users.</text:p>
      <text:p text:style-name="Standard"><text:tab/>Features:</text:p>
      <text:p text:style-name="Standard"><text:tab/><text:tab/>Browse items</text:p>
      <text:p text:style-name="Standard"><text:tab/><text:tab/>Account management - profile, notifications, promotions.</text:p>
      <text:p text:style-name="Standard"><text:tab/><text:tab/>Track orders</text:p>
      <text:p text:style-name="Standard"><text:tab/><text:tab/>Review</text:p>
      <text:p text:style-name="Standard"><text:tab/><text:tab/>Confirm deliveries</text:p>
      <text:p text:style-name="Standard"/>
      <text:p text:style-name="Standard"><text:tab/>- Rider App</text:p>
      <text:p text:style-name="Standard"><text:tab/>The rider app is used by the riders. It is used to manage the rider's account.</text:p>
      <text:p text:style-name="Standard"><text:tab/>Features:</text:p>
      <text:p text:style-name="Standard"><text:tab/><text:tab/>Recieve and confirm orders.</text:p>
      <text:p text:style-name="Standard"><text:tab/><text:tab/>Account management - profile, notifications.</text:p>
      <text:p text:style-name="Standard"><text:tab/><text:tab/>Monitor Stats, Rank &amp; Performance</text:p>
      <text:p text:style-name="Standard"><text:soft-page-break/><text:tab/><text:tab/>Confirm pickups and dropoffs</text:p>
      <text:p text:style-name="Standard"><text:tab/><text:tab/>Show maps for dropoffs and pickups</text:p>
      <text:p text:style-name="Standard"><text:tab/></text:p>
      <text:p text:style-name="Standard"><text:tab/>- Resturant App</text:p>
      <text:p text:style-name="Standard"><text:tab/>Used by the resturant staff.</text:p>
      <text:p text:style-name="Standard"><text:tab/>Features:</text:p>
      <text:p text:style-name="Standard"><text:tab/><text:tab/>Recieve and confirm orders from BurghExpress.</text:p>
      <text:p text:style-name="Standard"><text:tab/><text:tab/>Account management - profile, menu.</text:p>
      <text:p text:style-name="Standard"><text:tab/><text:tab/>Monitor stats, sales.</text:p>
      <text:p text:style-name="Standard"><text:tab/><text:tab/>Confirm pickups.</text:p>
      <text:p text:style-name="Standard"><text:tab/><text:tab/>Track orders. </text:p>
      <text:p text:style-name="Standard">We can also have web variants for these.</text:p>
      <text:p text:style-name="Standard"/>
      <text:p text:style-name="Standard"/>
      <text:p text:style-name="Standard">2) Admin Console</text:p>
      <text:p text:style-name="Standard"/>
      <text:p text:style-name="Standard">This will be a web application for managing all data by the organization. This is meant for checking stats (deliveries, earnings, riders etc), provide assistance to customers, other staff and do management tasks. Only users with permissions will be able to access this console. The root user can create custom priviledges, and permissions to specific api routes. i.e Say you need to appoint someone to only check for and assign deliveries to available riders. You can create a user and assign this user permission to only access the /deliveries API. With this you can create all departments needed and their specific permissions.</text:p>
      <text:p text:style-name="Standard"/>
      <text:p text:style-name="Standard"/>
      <text:p text:style-name="Standard">3) Backend / Server</text:p>
      <text:p text:style-name="Standard"/>
      <text:p text:style-name="Standard">This is the main app. It processes every request from the other apps (Clients / UIs).</text:p>
      <text:p text:style-name="Standard">It does so with secure APIs and is the only link to the database.</text:p>
      <text:p text:style-name="Standard">This is the one that handles the permissions etc.</text:p>
      <text:p text:style-name="Standard">based on C# .Net</text:p>
      <text:p text:style-name="Standard"/>
      <text:p text:style-name="Standard"/>
      <text:p text:style-name="Standard">Stack:</text:p>
      <text:p text:style-name="Standard">- C#, .Net Framework, MAUI, JS, Postgresql</text:p>
      <text:p text:style-name="Standard">We can still change any stack you feel fit for the UIs (web and mobile apps).</text:p>
      <text:p text:style-name="Standard"/>
      <text:p text:style-name="Standard"/>
      <text:p text:style-name="P2">Authorization</text:p>
      <text:p text:style-name="P1"/>
      <text:p text:style-name="P5">Permissions</text:p>
      <text:p text:style-name="P1">Permissions are attributes that determine a user’s ability to do something inside the app. Permissions are predefined for each API route / Controller (Which I call a resource - predefined for each resource). Eg permission to create roles are predefined in the roles api. A /roles api has four options <text:s text:c="2"/></text:p>
      <text:p text:style-name="P1">public static class Roles</text:p>
      <text:p text:style-name="P1"><text:s text:c="2"/>{</text:p>
      <text:p text:style-name="P1"><text:s text:c="4"/>public const string Create = "Roles.Create";</text:p>
      <text:p text:style-name="P1"><text:s text:c="4"/>public const string Patch = "Roles.Update";</text:p>
      <text:p text:style-name="P1"><text:s text:c="4"/>public const string View = "Roles.View";</text:p>
      <text:p text:style-name="P1"><text:s text:c="4"/>public const string Delete = "Roles.Delete";</text:p>
      <text:p text:style-name="P1"><text:s text:c="2"/>}</text:p>
      <text:p text:style-name="P1"><text:soft-page-break/>To give a user permissions to create a role, I add the permission Roles.Create to UserPermissions for the user. They can now be able to create a role. If UserPermissions has only one entry. Only this user can create roles, but no one can edit or delete the role until someone is given the permission to.</text:p>
      <text:p text:style-name="P1">Now permissions are also restricted the same way but to the first user that get seeded with permissions to give permissions.</text:p>
      <text:p text:style-name="P1"/>
      <text:p text:style-name="P1"/>
      <text:p text:style-name="P5">Roles</text:p>
      <text:p text:style-name="P1">Roles are attributes assigned to users to determine what part they play. Roles can be created by a user who has the permission to create roles. Roles can then be assigned to a user by a user who has the permissions to assign roles. <text:span text:style-name="T1">Roles and Permissions differ in that roles can be given whatever name but permissions cant be edited. They are only used as they are. Roles can also be given to a group. Eg we have 10 support staff that only confirm and assign deliveries. We can give each user the same permission to confirm deliveries, but instead of doing it 10 times and probably other more permissions to add, we can assign these ten staff to the role “Staff”, then assign this role the permissions needed.</text:span></text:p>
      <text:p text:style-name="P1"/>
      <text:p text:style-name="P1"/>
      <text:p text:style-name="P4">Authentication</text:p>
      <text:p text:style-name="P6">Registration</text:p>
      <text:p text:style-name="P7">All users can register and get assigned roles or permissions to make them different from each other.</text:p>
      <text:p text:style-name="P7">Customers do not have any roles or permissions. <text:s/>Eg Riders have the rider role or whatever you want to call their role.</text:p>
      <text:p text:style-name="P7"/>
      <text:p text:style-name="P6">Login</text:p>
      <text:p text:style-name="P7">Any user with an account can login to their corresponding client eg mobile app or web console and do what their role or <text:s/>permission <text:s/>allows them to.</text:p>
      <text:p text:style-name="P7">We’ll need to look at most convinient login methods then update.</text:p>
      <text:p text:style-name="P7"/>
      <text:p text:style-name="P7"/>
      <text:p text:style-name="P7"/>
      <text:p text:style-name="P7">How I am developing:<text:line-break/>Write test for say an api, then write the code for the api and make sure every test case scenario passes.</text:p>
      <text:p text:style-name="P7"/>
      <text:p text:style-name="P7"/>
      <text:p text:style-name="P7">Containerized for easy development.</text:p>
      <text:p text:style-name="P7"/>
      <text:p text:style-name="P7"/>
      <text:p text:style-name="P7">Next:</text:p>
      <text:p text:style-name="P7">Make ui for the login sample and management console for permission and role manag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0T13:49:35.638085463</meta:creation-date>
    <dc:date>2025-08-20T14:22:48.836007135</dc:date>
    <meta:editing-duration>PT16M5S</meta:editing-duration>
    <meta:editing-cycles>2</meta:editing-cycles>
    <meta:generator>LibreOffice/24.2.7.2$Linux_X86_64 LibreOffice_project/420$Build-2</meta:generator>
    <meta:print-date>2025-08-20T13:53:20.309185214</meta:print-date>
    <meta:printed-by>PDF files</meta:printed-by>
    <meta:document-statistic meta:table-count="0" meta:image-count="0" meta:object-count="0" meta:page-count="3" meta:paragraph-count="70" meta:word-count="1049" meta:character-count="6063" meta:non-whitespace-character-count="5016"/>
  </office:meta>
</office:document-meta>
</file>